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117pt" style:use-optimal-column-width="true"/>
    </style:style>
    <style:style style:name="ACOL-8" style:family="table-column">
      <style:table-column-properties style:column-width="93.75pt" style:use-optimal-column-width="false"/>
    </style:style>
    <style:style style:name="ACOL-9" style:family="table-column">
      <style:table-column-properties style:column-width="83.25pt" style:use-optimal-column-width="false"/>
    </style:style>
    <style:style style:name="ACOL-10" style:family="table-column">
      <style:table-column-properties style:column-width="65.25pt" style:use-optimal-column-width="false"/>
    </style:style>
    <style:style style:name="ACOL-11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2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 table:number-columns-repeated="2"/>
        <table:table-column table:default-cell-style-name="ACE-0" table:style-name="ACOL-0" table:number-columns-repeated="230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NM-T-2_(a)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36900">
            <text:p>369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599999999999994">
            <text:p>−69.6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NM-T-2_(b)</text:p>
          </table:table-cell>
          <table:table-cell table:style-name="ACE-0" office:value-type="float" office:value="-6.1500000000000004">
            <text:p>−6.15</text:p>
          </table:table-cell>
          <table:table-cell table:style-name="ACE-0" office:value-type="float" office:value="147.65000000000001">
            <text:p>147.65</text:p>
          </table:table-cell>
          <table:table-cell table:style-name="ACE-0" office:value-type="float" office:value="36900">
            <text:p>369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5">
            <text:p>−69.5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-I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46500">
            <text:p>465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4.099999999999994">
            <text:p>−74.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-I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46800">
            <text:p>468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-K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47300">
            <text:p>473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5">
            <text:p>−54.5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-C-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8700">
            <text:p>487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avia laxa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200000000000003">
            <text:p>−85.2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-D-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8900">
            <text:p>489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5.700000000000003">
            <text:p>−55.7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-K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49900">
            <text:p>499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200000000000003">
            <text:p>−59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-N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50400">
            <text:p>504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1">
            <text:p>−81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-N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50900">
            <text:p>509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">
            <text:p>−82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WA-Q-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0" office:value-type="float" office:value="60700">
            <text:p>607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Gardineroseris planulata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3.5">
            <text:p>−73.5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Sial-E-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59999999999999">
            <text:p>147.6</text:p>
          </table:table-cell>
          <table:table-cell table:style-name="ACE-0" office:value-type="float" office:value="68200">
            <text:p>682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4.799999999999997">
            <text:p>−44.8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float" office:value="5.4000000000000004">
            <text:p>5.4</text:p>
          </table:table-cell>
          <table:table-cell table:style-name="ACE-0" office:value-type="string">
            <text:p>CutlerEtal2003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21_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29800">
            <text:p>29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4.400000000000006">
            <text:p>−64.4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16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0500">
            <text:p>305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.5">
            <text:p>−52.5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3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31600">
            <text:p>31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3.299999999999997">
            <text:p>−73.3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17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32100">
            <text:p>32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1.700000000000003">
            <text:p>−81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24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32300">
            <text:p>32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2.400000000000006">
            <text:p>−72.4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28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32300">
            <text:p>32300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599999999999994">
            <text:p>−80.6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1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3500">
            <text:p>33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6.599999999999994">
            <text:p>−66.6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13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5900">
            <text:p>359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200000000000003">
            <text:p>−70.2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7100">
            <text:p>37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2.200000000000003">
            <text:p>−72.2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1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37300">
            <text:p>37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200000000000003">
            <text:p>−69.2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7600">
            <text:p>37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5.5">
            <text:p>−75.5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1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7600">
            <text:p>376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2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5">
            <text:p>−79.5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1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38000">
            <text:p>38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1.400000000000006">
            <text:p>−71.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000">
            <text:p>38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4.799999999999997">
            <text:p>−74.8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13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400">
            <text:p>384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799999999999997">
            <text:p>−54.8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1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2100">
            <text:p>42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3.599999999999994">
            <text:p>−73.6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2400">
            <text:p>42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599999999999994">
            <text:p>−85.6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18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42500">
            <text:p>42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7.900000000000006">
            <text:p>−97.9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float" office:value="5.5999999999999996">
            <text:p>5.6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10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3800">
            <text:p>43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1500">
            <text:p>515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float" office:value="5.7000000000000002">
            <text:p>5.7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1600">
            <text:p>516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">
            <text:p>−52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3600">
            <text:p>536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5.299999999999997">
            <text:p>−65.3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string">
            <text:p>YokoyamaEtal2001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14_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4900">
            <text:p>34900</text:p>
          </table:table-cell>
          <table:table-cell table:style-name="ACE-0" office:value-type="float" office:value="3490">
            <text:p>349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string">
            <text:p>ChappellEtal1996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OBO_U1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37900">
            <text:p>37900</text:p>
          </table:table-cell>
          <table:table-cell table:style-name="ACE-0" office:value-type="float" office:value="3790">
            <text:p>3790</text:p>
          </table:table-cell>
          <table:table-cell table:style-name="ACE-0" office:value-type="string">
            <text:p>unknown coral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1.200000000000003">
            <text:p>−71.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happellEtal1996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U9_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2300">
            <text:p>42300</text:p>
          </table:table-cell>
          <table:table-cell table:style-name="ACE-0" office:value-type="float" office:value="4230">
            <text:p>423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200000000000003">
            <text:p>−85.2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string">
            <text:p>ChappellEtal1996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3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4600">
            <text:p>44600</text:p>
          </table:table-cell>
          <table:table-cell table:style-name="ACE-0" office:value-type="float" office:value="4460">
            <text:p>446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3.399999999999999">
            <text:p>−63.4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string">
            <text:p>ChappellEtal1996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9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4700">
            <text:p>54700</text:p>
          </table:table-cell>
          <table:table-cell table:style-name="ACE-0" office:value-type="float" office:value="5470">
            <text:p>547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5">
            <text:p>−68.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ChappellEtal1996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Huon_Peninsula_MIS3_MIS4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Kanz_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61600">
            <text:p>61600</text:p>
          </table:table-cell>
          <table:table-cell table:style-name="ACE-0" office:value-type="float" office:value="6160">
            <text:p>616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U_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string">
            <text:p>ChappellEtal1996,Hibbert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5">
          <table:table-cell table:number-columns-repeated="256" table:style-name="ACE-0"/>
        </table:table-row>
        <table:table-row table:style-name="AROW-0" table:number-rows-repeated="1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14">
          <table:table-cell table:number-columns-repeated="256" table:style-name="ACE-0"/>
        </table:table-row>
        <table:table-row table:style-name="AROW-0" table:number-rows-repeated="11">
          <table:table-cell table:number-columns-repeated="16" table:style-name="ACE-0"/>
          <table:table-cell table:number-columns-repeated="3" table:style-name="Gnumeric-default"/>
          <table:table-cell table:number-columns-repeated="237" table:style-name="ACE-0"/>
        </table:table-row>
        <table:table-row table:style-name="AROW-0">
          <table:table-cell table:number-columns-repeated="16" table:style-name="ACE-0"/>
          <table:table-cell table:number-columns-repeated="4" table:style-name="Gnumeric-default"/>
          <table:table-cell table:number-columns-repeated="23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2T08:53:5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